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1.38cm" fo:min-width="2.468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38cm" fo:min-width="2.468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.85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855cm" fo:min-width="0.7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1.519cm" fo:padding-top="0.165cm" fo:padding-bottom="0.165cm" fo:padding-left="0.29cm" fo:padding-right="0.29cm"/>
    </style:style>
    <style:style style:name="gr10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 draw:opacity="0%"/>
      <style:paragraph-properties fo:text-align="center"/>
      <style:text-properties fo:font-size="10pt"/>
    </style:style>
    <style:style style:name="P6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.181cm" svg:height="1.143cm" svg:x="9.425cm" svg:y="1.435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2.099cm" svg:height="1.143cm" svg:x="12.322cm" svg:y="1.435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2.181cm" svg:height="1.143cm" svg:x="15.078cm" svg:y="1.435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2.099cm" svg:height="1.143cm" svg:x="17.949cm" svg:y="1.435cm">
            <text:p text:style-name="P1"><text:span text:style-name="T1">Sewerag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11.607cm" svg:y1="2.007cm" svg:x2="12.323cm" svg:y2="2.006cm" draw:start-shape="id1" draw:start-glue-point="6" draw:end-shape="id2" draw:end-glue-point="3" svg:d="M11607 2007l716-1" svg:viewBox="0 0 717 2">
            <text:p/>
          </draw:connector>
          <draw:connector draw:style-name="gr3" draw:text-style-name="P3" draw:layer="layout" draw:type="line" svg:x1="14.422cm" svg:y1="2.006cm" svg:x2="15.079cm" svg:y2="2.007cm" draw:start-shape="id2" draw:start-glue-point="1" draw:end-shape="id3" draw:end-glue-point="10" svg:d="M14422 2006l657 1" svg:viewBox="0 0 658 2">
            <text:p/>
          </draw:connector>
          <draw:connector draw:style-name="gr3" draw:text-style-name="P3" draw:layer="layout" draw:type="line" svg:x1="17.26cm" svg:y1="2.007cm" svg:x2="17.95cm" svg:y2="2.006cm" draw:start-shape="id3" draw:start-glue-point="6" draw:end-shape="id4" draw:end-glue-point="3" svg:d="M17260 2007l690-1" svg:viewBox="0 0 691 2">
            <text:p/>
          </draw:connector>
          <draw:line draw:style-name="gr3" draw:text-style-name="P3" draw:layer="layout" svg:x1="8.895cm" svg:y1="3.721cm" svg:x2="10.673cm" svg:y2="2.578cm">
            <text:p/>
          </draw:line>
          <draw:custom-shape draw:style-name="gr4" draw:text-style-name="P2" draw:layer="layout" svg:width="3.048cm" svg:height="1.71cm" svg:x="7.39cm" svg:y="3.735cm">
            <text:p text:style-name="P1"><text:span text:style-name="T1">Distribution</text:span></text:p>
            <text:p text:style-name="P1"><text:span text:style-name="T1">Chamber</text:span></text:p>
            <text:p text:style-name="P1"><text:span text:style-name="T1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3.048cm" svg:height="1.71cm" svg:x="10.79cm" svg:y="3.735cm">
            <text:p text:style-name="P1"><text:span text:style-name="T1">Distribution</text:span></text:p>
            <text:p text:style-name="P1"><text:span text:style-name="T1">Chamber</text:span></text:p>
            <text:p text:style-name="P1"><text:span text:style-name="T1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3.779cm" svg:y1="4.556cm" svg:x2="14.719cm" svg:y2="4.556cm">
            <text:p/>
          </draw:line>
          <draw:line draw:style-name="gr3" draw:text-style-name="P3" draw:layer="layout" svg:x1="7.35cm" svg:y1="4.556cm" svg:x2="6.464cm" svg:y2="4.556cm">
            <text:p/>
          </draw:line>
          <draw:custom-shape draw:style-name="gr1" draw:text-style-name="P2" draw:layer="layout" svg:width="2.181cm" svg:height="1.143cm" svg:x="14.679cm" svg:y="4.035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6.879cm" svg:y1="4.556cm" svg:x2="17.767cm" svg:y2="4.556cm">
            <text:p/>
          </draw:line>
          <draw:custom-shape draw:style-name="gr2" draw:text-style-name="P2" draw:layer="layout" svg:width="2.099cm" svg:height="1.143cm" svg:x="17.75cm" svg:y="4.035cm">
            <text:p text:style-name="P1"><text:span text:style-name="T1">Manhol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draw:layer="layout" svg:width="2.181cm" svg:height="1.143cm" svg:x="4.28cm" svg:y="4.035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303cm" svg:y1="4.556cm" svg:x2="3.465cm" svg:y2="4.556cm">
            <text:p/>
          </draw:line>
          <draw:custom-shape draw:style-name="gr2" draw:text-style-name="P2" draw:layer="layout" svg:width="2.099cm" svg:height="1.143cm" svg:x="1.351cm" svg:y="4.035cm">
            <text:p text:style-name="P1"><text:span text:style-name="T1">Inspection</text:span></text:p>
            <text:p text:style-name="P1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2.241cm" svg:y1="3.694cm" svg:x2="10.59cm" svg:y2="2.551cm">
            <text:p/>
          </draw:line>
          <draw:custom-shape draw:style-name="gr5" draw:text-style-name="P2" draw:layer="layout" svg:width="3.048cm" svg:height="1.71cm" svg:x="8.99cm" svg:y="8.935cm">
            <text:p text:style-name="P1"><text:span text:style-name="T1">Pipe 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4" draw:layer="layout" svg:width="2.7cm" svg:height="2.1cm" svg:x="9.179cm" svg:y="6.207cm">
            <text:p text:style-name="P1"><text:span text:style-name="T2">Connect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74cm" svg:y1="5.445cm" svg:x2="10.525cm" svg:y2="6.207cm">
            <text:p/>
          </draw:line>
          <draw:line draw:style-name="gr3" draw:text-style-name="P3" draw:layer="layout" svg:x1="12.303cm" svg:y1="5.445cm" svg:x2="10.525cm" svg:y2="6.207cm">
            <text:p/>
          </draw:line>
          <draw:line draw:style-name="gr3" draw:text-style-name="P3" draw:layer="layout" svg:x1="10.525cm" svg:y1="8.29cm" svg:x2="10.525cm" svg:y2="8.925cm">
            <text:p/>
          </draw:line>
          <draw:line draw:style-name="gr3" draw:text-style-name="P3" draw:layer="layout" svg:x1="12.049cm" svg:y1="9.763cm" svg:x2="13.065cm" svg:y2="9.763cm">
            <text:p/>
          </draw:line>
          <draw:custom-shape draw:style-name="gr1" draw:text-style-name="P2" draw:layer="layout" svg:width="2.181cm" svg:height="1.143cm" svg:x="13.08cm" svg:y="9.235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5.249cm" svg:y1="9.763cm" svg:x2="16.265cm" svg:y2="9.763cm">
            <text:p/>
          </draw:line>
          <draw:custom-shape draw:style-name="gr2" draw:text-style-name="P2" draw:layer="layout" svg:width="2.099cm" svg:height="1.143cm" svg:x="16.251cm" svg:y="9.179cm">
            <text:p text:style-name="P1"><text:span text:style-name="T1">&gt;= 200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0.525cm" svg:y1="10.652cm" svg:x2="10.525cm" svg:y2="11.287cm">
            <text:p/>
          </draw:line>
          <draw:custom-shape draw:style-name="gr1" draw:text-style-name="P2" draw:layer="layout" svg:width="2.181cm" svg:height="1.143cm" svg:x="9.428cm" svg:y="11.287cm">
            <text:p text:style-name="P1"><text:span text:style-name="T1">Descrip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525cm" svg:y1="12.452cm" svg:x2="10.525cm" svg:y2="13.087cm">
            <text:p/>
          </draw:line>
          <draw:custom-shape draw:style-name="gr2" draw:text-style-name="P2" draw:layer="layout" svg:width="2.099cm" svg:height="1.143cm" svg:x="9.504cm" svg:y="13.116cm">
            <text:p text:style-name="P1"><text:span text:style-name="T1">Sewer</text:span></text:p>
            <text:p text:style-name="P1"><text:span text:style-name="T1">Conne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8.951cm" svg:y1="9.756cm" svg:x2="8.065cm" svg:y2="9.756cm">
            <text:p/>
          </draw:line>
          <draw:custom-shape draw:style-name="gr6" draw:text-style-name="P4" draw:layer="layout" svg:width="2.7cm" svg:height="2.1cm" svg:x="5.48cm" svg:y="8.708cm">
            <text:p text:style-name="P1"><text:span text:style-name="T2">checkMaterial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6.825cm" svg:y1="10.79cm" svg:x2="6.825cm" svg:y2="11.425cm">
            <text:p/>
          </draw:line>
          <draw:custom-shape draw:style-name="gr1" draw:text-style-name="P2" draw:layer="layout" svg:width="2.181cm" svg:height="1.143cm" svg:x="5.729cm" svg:y="11.387cm">
            <text:p text:style-name="P1"><text:span text:style-name="T1">Material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825cm" svg:y1="12.49cm" svg:x2="6.825cm" svg:y2="13.125cm">
            <text:p/>
          </draw:line>
          <draw:custom-shape draw:style-name="gr2" draw:text-style-name="P2" draw:layer="layout" svg:width="2.099cm" svg:height="1.143cm" svg:x="5.805cm" svg:y="13.116cm">
            <text:p text:style-name="P1"><text:span text:style-name="T1">PVC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5.689cm" svg:y1="12.724cm" svg:x2="6.109cm" svg:y2="12.724cm">
            <text:p/>
          </draw:line>
          <draw:line draw:style-name="gr7" draw:text-style-name="P3" draw:layer="layout" svg:x1="6.108cm" svg:y1="12.724cm" svg:x2="6.108cm" svg:y2="12.998cm">
            <text:p/>
          </draw:line>
          <draw:custom-shape draw:style-name="gr8" draw:text-style-name="P5" draw:layer="layout" svg:width="1.234cm" svg:height="1.139cm" svg:x="4.429cm" svg:y="12.176cm">
            <text:p text:style-name="P1"><text:span text:style-name="T1">(NOT)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1" draw:text-style-name="P2" xml:id="id6" draw:id="id6" draw:layer="layout" svg:width="2.181cm" svg:height="1.143cm" svg:x="7.544cm" svg:y="1.539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2.099cm" svg:height="1.143cm" svg:x="10.741cm" svg:y="1.539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8" draw:id="id8" draw:layer="layout" svg:width="2.181cm" svg:height="1.143cm" svg:x="14.297cm" svg:y="1.539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2.099cm" svg:height="1.143cm" svg:x="17.568cm" svg:y="1.539cm">
            <text:p text:style-name="P1"><text:span text:style-name="T1">Sewerag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6.992cm" svg:y1="3.739cm" svg:x2="8.636cm" svg:y2="2.682cm" draw:start-shape="id5" draw:start-glue-point="0" draw:end-shape="id6" draw:end-glue-point="8" svg:d="M6992 3739l1644-1057" svg:viewBox="0 0 1645 1058">
            <text:p/>
          </draw:connector>
          <draw:connector draw:style-name="gr3" draw:text-style-name="P3" draw:layer="layout" draw:type="line" svg:x1="9.726cm" svg:y1="2.111cm" svg:x2="10.742cm" svg:y2="2.11cm" draw:start-shape="id6" draw:start-glue-point="6" draw:end-shape="id7" draw:end-glue-point="3" svg:d="M9726 2111l1016-1" svg:viewBox="0 0 1017 2">
            <text:p/>
          </draw:connector>
          <draw:connector draw:style-name="gr3" draw:text-style-name="P3" draw:layer="layout" draw:type="line" svg:x1="12.841cm" svg:y1="2.11cm" svg:x2="14.298cm" svg:y2="2.111cm" draw:start-shape="id7" draw:start-glue-point="1" draw:end-shape="id8" draw:end-glue-point="10" svg:d="M12841 2110l1457 1" svg:viewBox="0 0 1458 2">
            <text:p/>
          </draw:connector>
          <draw:connector draw:style-name="gr3" draw:text-style-name="P3" draw:layer="layout" draw:type="line" svg:x1="16.479cm" svg:y1="2.111cm" svg:x2="17.569cm" svg:y2="2.11cm" draw:start-shape="id8" draw:start-glue-point="6" draw:end-shape="id9" draw:end-glue-point="3" svg:d="M16479 2111l1090-1" svg:viewBox="0 0 1091 2">
            <text:p/>
          </draw:connector>
          <draw:connector draw:style-name="gr3" draw:text-style-name="P3" draw:layer="layout" draw:type="line" svg:x1="10.093cm" svg:y1="3.739cm" svg:x2="8.638cm" svg:y2="2.683cm" draw:start-shape="id10" draw:start-glue-point="0" svg:d="M10093 3739l-1455-1056" svg:viewBox="0 0 1456 1057">
            <text:p/>
          </draw:connector>
          <draw:custom-shape draw:style-name="gr9" draw:text-style-name="P2" xml:id="id5" draw:id="id5" draw:layer="layout" svg:width="2.099cm" svg:height="1.143cm" svg:x="5.942cm" svg:y="3.739cm">
            <text:p text:style-name="P1"><text:span text:style-name="T1">PipeFitting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6" xml:id="id10" draw:id="id10" draw:layer="layout" svg:width="2.099cm" svg:height="1.143cm" svg:x="9.043cm" svg:y="3.739cm">
            <text:p text:style-name="P1"><text:span text:style-name="T3">Distribution</text:span></text:p>
            <text:p text:style-name="P1"><text:span text:style-name="T3">Chamber</text:span></text:p>
            <text:p text:style-name="P1"><text:span text:style-name="T3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6.92cm" svg:y1="4.937cm" svg:x2="8.19cm" svg:y2="6.08cm">
            <text:p/>
          </draw:line>
          <draw:line draw:style-name="gr3" draw:text-style-name="P3" draw:layer="layout" svg:x1="6.92cm" svg:y1="4.937cm" svg:x2="5.523cm" svg:y2="5.953cm">
            <text:p/>
          </draw:line>
          <draw:line draw:style-name="gr3" draw:text-style-name="P3" draw:layer="layout" svg:x1="5.142cm" svg:y1="7.096cm" svg:x2="5.142cm" svg:y2="8.112cm">
            <text:p/>
          </draw:line>
          <draw:line draw:style-name="gr3" draw:text-style-name="P3" draw:layer="layout" svg:x1="8.246cm" svg:y1="7.223cm" svg:x2="8.242cm" svg:y2="8.112cm">
            <text:p/>
          </draw:line>
          <draw:custom-shape draw:style-name="gr2" draw:text-style-name="P2" draw:layer="layout" svg:width="2.099cm" svg:height="1.143cm" svg:x="3.996cm" svg:y="8.112cm">
            <text:p text:style-name="P1"><text:span text:style-name="T1">Y Jun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7.197cm" svg:y="8.112cm">
            <text:p text:style-name="P1"><text:span text:style-name="T1">Raised</text:span></text:p>
            <text:p text:style-name="P1"><text:span text:style-name="T1">Jun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7" draw:layer="layout" svg:width="0.635cm" svg:height="0.762cm" svg:x="6.468cm" svg:y="5.467cm">
            <text:p text:style-name="P1"><text:span text:style-name="T4">AN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11.442cm" svg:y="8.339cm">
            <text:p text:style-name="P1"><text:span text:style-name="T1">Pipe</text:span></text:p>
            <text:p text:style-name="P1"><text:span text:style-name="T1">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12.943cm" svg:y="3.739cm">
            <text:p text:style-name="P1"><text:span text:style-name="T1">Pipe</text:span></text:p>
            <text:p text:style-name="P1"><text:span text:style-name="T1">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9.891cm" svg:y1="4.937cm" svg:x2="12.488cm" svg:y2="5.572cm">
            <text:p/>
          </draw:line>
          <draw:line draw:style-name="gr3" draw:text-style-name="P3" draw:layer="layout" svg:x1="13.758cm" svg:y1="4.886cm" svg:x2="12.488cm" svg:y2="5.572cm">
            <text:p/>
          </draw:line>
          <draw:line draw:style-name="gr3" draw:text-style-name="P3" draw:layer="layout" svg:x1="12.523cm" svg:y1="7.704cm" svg:x2="12.523cm" svg:y2="8.339cm">
            <text:p/>
          </draw:line>
          <draw:line draw:style-name="gr3" draw:text-style-name="P3" draw:layer="layout" svg:x1="15.028cm" svg:y1="4.429cm" svg:x2="15.987cm" svg:y2="4.429cm">
            <text:p/>
          </draw:line>
          <draw:custom-shape draw:style-name="gr11" draw:text-style-name="P2" draw:layer="layout" svg:width="2.54cm" svg:height="1.27cm" svg:x="15.987cm" svg:y="3.794cm">
            <text:p text:style-name="P1"><text:span text:style-name="T1">Descrip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533cm" svg:y1="4.429cm" svg:x2="19.524cm" svg:y2="4.429cm">
            <text:p/>
          </draw:line>
          <draw:custom-shape draw:style-name="gr2" draw:text-style-name="P2" draw:layer="layout" svg:width="2.099cm" svg:height="1.143cm" svg:x="19.469cm" svg:y="3.839cm">
            <text:p text:style-name="P1"><text:span text:style-name="T1">Public</text:span></text:p>
            <text:p text:style-name="P1"><text:span text:style-name="T1">Sewer Lin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2.523cm" svg:y1="9.504cm" svg:x2="12.523cm" svg:y2="10.139cm">
            <text:p/>
          </draw:line>
          <draw:custom-shape draw:style-name="gr11" draw:text-style-name="P2" draw:layer="layout" svg:width="2.54cm" svg:height="1.27cm" svg:x="11.287cm" svg:y="10.194cm">
            <text:p text:style-name="P1"><text:span text:style-name="T1">Descrip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2.523cm" svg:y1="11.504cm" svg:x2="12.523cm" svg:y2="12.139cm">
            <text:p/>
          </draw:line>
          <draw:custom-shape draw:style-name="gr2" draw:text-style-name="P2" draw:layer="layout" svg:width="2.099cm" svg:height="1.143cm" svg:x="11.47cm" svg:y="12.139cm">
            <text:p text:style-name="P1"><text:span text:style-name="T1">Sewer</text:span></text:p>
            <text:p text:style-name="P1"><text:span text:style-name="T1">Conne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" draw:text-style-name="P3" draw:layer="layout" svg:x1="9.897cm" svg:y1="4.937cm" svg:x2="9.897cm" svg:y2="10.398cm">
            <text:p/>
          </draw:line>
          <draw:line draw:style-name="gr3" draw:text-style-name="P3" draw:layer="layout" svg:x1="9.897cm" svg:y1="10.417cm" svg:x2="8.373cm" svg:y2="10.417cm">
            <text:p/>
          </draw:line>
          <draw:custom-shape draw:style-name="gr11" draw:text-style-name="P2" draw:layer="layout" svg:width="2.54cm" svg:height="1.27cm" svg:x="5.86cm" svg:y="9.77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099cm" svg:height="1.143cm" svg:x="2.997cm" svg:y="9.812cm">
            <text:p text:style-name="P1"><text:span text:style-name="T1">Inspection</text:span></text:p>
            <text:p text:style-name="P1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3.758cm" svg:y1="4.886cm" svg:x2="15.79cm" svg:y2="5.953cm">
            <text:p/>
          </draw:line>
          <draw:custom-shape draw:style-name="gr11" draw:text-style-name="P2" draw:layer="layout" svg:width="2.54cm" svg:height="1.27cm" svg:x="15.787cm" svg:y="5.494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298cm" svg:y1="6.129cm" svg:x2="19.187cm" svg:y2="6.129cm">
            <text:p/>
          </draw:line>
          <draw:custom-shape draw:style-name="gr2" draw:text-style-name="P2" draw:layer="layout" svg:width="2.099cm" svg:height="1.143cm" svg:x="19.17cm" svg:y="5.539cm">
            <text:p text:style-name="P1"><text:span text:style-name="T1">= 150 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draw:layer="layout" svg:width="2.54cm" svg:height="1.27cm" svg:x="14.388cm" svg:y="8.194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6.899cm" svg:y1="8.829cm" svg:x2="17.788cm" svg:y2="8.829cm">
            <text:p/>
          </draw:line>
          <draw:custom-shape draw:style-name="gr2" draw:text-style-name="P2" draw:layer="layout" svg:width="2.099cm" svg:height="1.143cm" svg:x="17.771cm" svg:y="8.239cm">
            <text:p text:style-name="P1"><text:span text:style-name="T1">= 150 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3.499cm" svg:y1="8.829cm" svg:x2="14.388cm" svg:y2="8.829cm">
            <text:p/>
          </draw:line>
          <draw:custom-shape draw:style-name="gr1" draw:text-style-name="P2" draw:layer="layout" svg:width="2.181cm" svg:height="1.143cm" svg:x="7.098cm" svg:y="6.139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181cm" svg:height="1.143cm" svg:x="4.099cm" svg:y="6.039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928cm" svg:y1="4.429cm" svg:x2="5.276cm" svg:y2="4.429cm">
            <text:p/>
          </draw:line>
          <draw:custom-shape draw:style-name="gr11" draw:text-style-name="P2" draw:layer="layout" svg:width="2.54cm" svg:height="1.27cm" svg:x="2.709cm" svg:y="3.794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729cm" svg:y1="4.429cm" svg:x2="2.074cm" svg:y2="4.429cm">
            <text:p/>
          </draw:line>
          <draw:custom-shape draw:style-name="gr2" draw:text-style-name="P2" draw:layer="layout" svg:width="2.099cm" svg:height="1.143cm" svg:x="-0.029cm" svg:y="3.839cm">
            <text:p text:style-name="P1"><text:span text:style-name="T1">= 150 mm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3" draw:text-style-name="P3" draw:layer="layout" svg:x1="5.884cm" svg:y1="10.398cm" svg:x2="5.122cm" svg:y2="10.398cm">
          <text:p/>
        </draw:line>
        <draw:custom-shape draw:style-name="gr6" draw:text-style-name="P4" draw:layer="layout" svg:width="2.7cm" svg:height="2.1cm" svg:x="11.155cm" svg:y="5.571cm">
          <text:p text:style-name="P1"><text:span text:style-name="T2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10:20.019000000</meta:creation-date>
    <meta:editing-duration>PT25M36S</meta:editing-duration>
    <meta:editing-cycles>5</meta:editing-cycles>
    <meta:generator>LibreOffice/6.1.4.2$Windows_X86_64 LibreOffice_project/9d0f32d1f0b509096fd65e0d4bec26ddd1938fd3</meta:generator>
    <dc:date>2019-02-04T09:11:42.623000000</dc:date>
    <meta:document-statistic meta:object-count="95"/>
  </office:meta>
</office:document-meta>
</file>